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Heading_20_3">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2" style:family="paragraph" style:parent-style-name="Heading_20_2">
      <style:paragraph-properties fo:margin-top="0.1665in" fo:margin-bottom="0.0835in" fo:keep-with-next="alway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0.3</text:p>
      <text:p text:style-name="Subtitle">29 May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Introduction to Byteman<text:tab/>5</text:p>
          <text:p text:style-name="P19">Running an Application with the Byteman Agent<text:tab/>5</text:p>
          <text:p text:style-name="P19">Event Condition Action Rules<text:tab/>6</text:p>
          <text:p text:style-name="P19">Rule Bindings and Parameterization<text:tab/>6</text:p>
          <text:p text:style-name="P19">Built-in Conditions and Actions<text:tab/>7</text:p>
          <text:p text:style-name="P19">Extending or Replacing the Byteman Language Built-ins<text:tab/>8</text:p>
          <text:p text:style-name="P19">Agent Transformation<text:tab/>8</text:p>
          <text:p text:style-name="P19">Agent Retransformation<text:tab/>9</text:p>
          <text:p text:style-name="P19">ECA Rule Engine<text:tab/>10</text:p>
          <text:p text:style-name="P18">The Byteman Rule Language<text:tab/>12</text:p>
          <text:p text:style-name="P19">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19">Rule Bindings<text:tab/>19</text:p>
          <text:p text:style-name="P19">Rule Expressions<text:tab/>19</text:p>
          <text:p text:style-name="P19">Rule Conditions<text:tab/>21</text:p>
          <text:p text:style-name="P19">Rule Actions<text:tab/>22</text:p>
          <text:p text:style-name="P19">Built-In Calls<text:tab/>23</text:p>
          <text:p text:style-name="P19">User-Defined Rule Helpers<text:tab/>23</text:p>
          <text:p text:style-name="P19">The Rule Helper Lifecycle Methods<text:tab/>25</text:p>
          <text:p text:style-name="P18">Byteman Rule Language Standard Built-Ins<text:tab/>27</text:p>
          <text:p text:style-name="P19">Thread Coordination Operations<text:tab/>27</text:p>
          <text:p text:style-name="P17">Waiters<text:tab/>27</text:p>
          <text:p text:style-name="P17">Rendezvous<text:tab/>28</text:p>
          <text:p text:style-name="P17">Joiners<text:tab/>29</text:p>
          <text:p text:style-name="P17">Aborting Execution<text:tab/>29</text:p>
          <text:p text:style-name="P19">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19">Trace and Debug Operations<text:tab/>34</text:p>
          <text:p text:style-name="P17">Debugging<text:tab/>34</text:p>
          <text:p text:style-name="P17">Tracing<text:tab/>34</text:p>
          <text:p text:style-name="P19">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19">Default Helper Lifecycle Methods<text:tab/>41</text:p>
          <text:p text:style-name="P18">Using Byteman<text:tab/>43</text:p>
          <text:p text:style-name="P19">Using Byteman from java or ant<text:tab/>43</text:p>
          <text:p text:style-name="P19">Using Byteman from maven<text:tab/>43</text:p>
          <text:p text:style-name="P19">Obtaining the source build tree<text:tab/>43</text:p>
          <text:p text:style-name="P19"><text:soft-page-break/>Building Byteman from the sources<text:tab/>43</text:p>
          <text:p text:style-name="P19">Running Applications with Byteman<text:tab/>44</text:p>
          <text:p text:style-name="P19">Configuring a java agent<text:tab/>44</text:p>
          <text:p text:style-name="P19">Installing Byteman in a Running JVM using Script bminstall<text:tab/>45</text:p>
          <text:p text:style-name="P19">Available -javaagent Options<text:tab/>45</text:p>
          <text:p text:style-name="P19">Running Byteman Using Script bmjava<text:tab/>46</text:p>
          <text:p text:style-name="P19">Submitting Rules Dynamically Using Script bmsubmit<text:tab/>47</text:p>
          <text:p text:style-name="P19">Checking Rules Offline Using Script bmcheck<text:tab/>48</text:p>
          <text:p text:style-name="P19">Installing And Submitting from Java<text:tab/>49</text:p>
          <text:p text:style-name="P19">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300580137"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908850064"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018097743" text:continue-list="list300580137" text:style-name="Outline">
        <text:list-item>
          <text:list>
            <text:list-header>
              <text:h text:style-name="P22"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909157137"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956831218"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88884207" text:continue-list="list1909157137"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0520049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33449359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11402026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994402710" text:style-name="L3">
        <text:list-item>
          <text:p text:style-name="P25">the <text:span text:style-name="T1">trigger method</text:span>, i.e. the method which contains the trigger point</text:p>
        </text:list-item>
        <text:list-item>
          <text:p text:style-name="P25"><text:soft-page-break/>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00539401" text:continue-list="list2114020269" text:style-name="Outline">
        <text:list-item>
          <text:list>
            <text:list-header>
              <text:h text:style-name="P22"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2050853352" text:continue-numbering="true" text:style-name="Outline">
        <text:list-item>
          <text:list>
            <text:list-header>
              <text:h text:style-name="P22"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9975939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830816340" text:continue-numbering="true" text:style-name="Outline">
        <text:list-item>
          <text:list>
            <text:list-header>
              <text:h text:style-name="P2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950345178"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9065041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179451317" text:continue-numbering="true" text:style-name="Outline">
        <text:list-item>
          <text:list>
            <text:list-item>
              <text:list>
                <text:list-header>
                  <text:h text:style-name="P20"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442150839" text:continue-numbering="true" text:style-name="Outline">
        <text:list-item>
          <text:list>
            <text:list-item>
              <text:list>
                <text:list-header>
                  <text:h text:style-name="P20"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801751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395985802"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151726631"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trigger method special variables <text:span text:style-name="Code_20_Text">$!</text:span>, <text:span text:style-name="Code_20_Text">$^</text:span>, <text:span text:style-name="Code_20_Text">$#, </text:span>$* and $@</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7343780" text:style-name="L5">
        <text:list-item>
          <text:p text:style-name="P27">throw and return operations are only allowed as the last action in a sequence of rule actions (see below).</text:p>
        </text:list-item>
      </text:list>
      <text:list xml:id="list1186383981"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5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8">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673043425" text:continue-list="list139598580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64431960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17310462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9435001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41159804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606086577"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708690439" text:continue-list="list41159804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150482770"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809296411"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160395970"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31913552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2064418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994384437"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44183385" text:continue-numbering="true" text:style-name="Outline">
        <text:list-item>
          <text:list>
            <text:list-item>
              <text:list>
                <text:list-header>
                  <text:h text:style-name="P2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7290275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362959300" text:continue-numbering="true" text:style-name="Outline">
        <text:list-item>
          <text:list>
            <text:list-item>
              <text:list>
                <text:list-header>
                  <text:h text:style-name="P2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94567704"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20281375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37938942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61311780" text:continue-numbering="true" text:style-name="Outline">
        <text:list-item>
          <text:list>
            <text:list-item>
              <text:list>
                <text:list-header>
                  <text:h text:style-name="P20"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465947517" text:continue-numbering="true" text:style-name="Outline">
        <text:list-item>
          <text:list>
            <text:list-item>
              <text:list>
                <text:list-header>
                  <text:h text:style-name="P21"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2173580136" text:continue-numbering="true" text:style-name="Outline">
        <text:list-item>
          <text:list>
            <text:list-item>
              <text:list>
                <text:list-header>
                  <text:h text:style-name="P21"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975031329" text:continue-numbering="true" text:style-name="Outline">
        <text:list-item>
          <text:list>
            <text:list-item>
              <text:list>
                <text:list-header>
                  <text:h text:style-name="P21"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572488657"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168922176"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380556540"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2145031939" text:continue-numbering="true" text:style-name="Outline">
        <text:list-item>
          <text:list>
            <text:list-header>
              <text:h text:style-name="P22"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70266469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551948423"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692882383"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914541217"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807930791" text:continue-numbering="true" text:style-name="Outline">
        <text:list-item>
          <text:list>
            <text:list-header>
              <text:h text:style-name="P22"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181816531" text:continue-numbering="true" text:style-name="Outline">
        <text:list-item>
          <text:list>
            <text:list-header>
              <text:h text:style-name="P22"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374751541" text:continue-numbering="true" text:style-name="Outline">
        <text:list-item>
          <text:list>
            <text:list-header>
              <text:h text:style-name="P22"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2078132865"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796926143" text:continue-list="list374751541"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992057267" text:continue-numbering="true" text:style-name="Outline">
        <text:list-item>
          <text:list>
            <text:list-header>
              <text:h text:style-name="P22"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749723954" text:continue-numbering="true" text:style-name="Outline">
        <text:list-item>
          <text:list>
            <text:list-header>
              <text:h text:style-name="P22"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5-29T16:50:50</dc:date>
    <meta:printed-by>Andrew Dinn</meta:printed-by>
    <meta:print-date>2008-09-26T17:21:42</meta:print-date>
    <meta:editing-cycles>210</meta:editing-cycles>
    <meta:editing-duration>P3DT1H24M40S</meta:editing-duration>
    <meta:document-statistic meta:table-count="0" meta:image-count="0" meta:object-count="0" meta:page-count="51" meta:paragraph-count="549" meta:word-count="19922" meta:character-count="129800" meta:non-whitespace-character-count="105874"/>
    <meta:user-defined meta:name="Info 1"/>
    <meta:user-defined meta:name="Info 2"/>
    <meta:user-defined meta:name="Info 3"/>
    <meta:user-defined meta:name="Info 4"/>
  </office:meta>
</office:document-meta>
</file>